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927" officeooo:paragraph-rsid="001fc927"/>
    </style:style>
    <style:style style:name="P2" style:family="paragraph" style:parent-style-name="Standard" style:list-style-name="L1">
      <style:text-properties officeooo:rsid="001fc927" officeooo:paragraph-rsid="001fc927"/>
    </style:style>
    <style:style style:name="P3" style:family="paragraph" style:parent-style-name="Standard" style:list-style-name="L1">
      <style:text-properties officeooo:rsid="0021b02d" officeooo:paragraph-rsid="0021b02d"/>
    </style:style>
    <style:style style:name="P4" style:family="paragraph" style:parent-style-name="Standard">
      <style:text-properties officeooo:rsid="0021b02d" officeooo:paragraph-rsid="0021b02d"/>
    </style:style>
    <style:style style:name="P5" style:family="paragraph" style:parent-style-name="Standard" style:list-style-name="L2">
      <style:text-properties officeooo:rsid="0021b02d" officeooo:paragraph-rsid="0021b02d"/>
    </style:style>
    <style:style style:name="P6" style:family="paragraph" style:parent-style-name="Standard" style:list-style-name="L2">
      <style:text-properties officeooo:rsid="002336b2" officeooo:paragraph-rsid="002336b2"/>
    </style:style>
    <style:style style:name="T1" style:family="text">
      <style:text-properties officeooo:rsid="0021b02d"/>
    </style:style>
    <style:style style:name="T2" style:family="text">
      <style:text-properties officeooo:rsid="002336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c de proves Gestió Graf.</text:p>
      <text:p text:style-name="P1"/>
      <text:p text:style-name="P1"/>
      <text:p text:style-name="P4">Entitats:</text:p>
      <text:p text:style-name="P4"/>
      <text:list xml:id="list2179661166510972433" text:style-name="L1">
        <text:list-item>
          <text:p text:style-name="P2">Canvi<text:span text:style-name="T1">ar</text:span> de tipus d'entitat a Autors. Se'ns mostraran tots els autors.</text:p>
        </text:list-item>
        <text:list-item>
          <text:p text:style-name="P2">Cerca<text:span text:style-name="T1">r </text:span>de INFORMATION_RETRIEVAL. Se'ns mostraran tots els autors amb la label INFORMATION_RETRIEVAL. </text:p>
        </text:list-item>
        <text:list-item>
          <text:p text:style-name="P2">Canvi de tipus d'entitat a Conferencies. Se'ns mostraran totes les conferencies. </text:p>
        </text:list-item>
        <text:list-item>
          <text:p text:style-name="P2">Cerca<text:span text:style-name="T1">r</text:span> de ECIRI. No se'ns mostrarà cap resultat.</text:p>
        </text:list-item>
        <text:list-item>
          <text:p text:style-name="P2">Clicar<text:span text:style-name="T1">r</text:span> el botó Modificar Entitat. Es mostrarà un error ja que no tenim cap entitat seleccionada.</text:p>
        </text:list-item>
        <text:list-item>
          <text:p text:style-name="P2">Cerca<text:span text:style-name="T1">r</text:span> de ECIR. Se'ns mostrarà la conferencia ECIR.</text:p>
        </text:list-item>
        <text:list-item>
          <text:p text:style-name="P2">Selecci<text:span text:style-name="T1">onar</text:span> la conferència ECIR i clicar el botó Modificar Entitat. Se'ns mostrarà la vista de modificar entitats.</text:p>
        </text:list-item>
        <text:list-item>
          <text:p text:style-name="P2">Omplir els camps de Modificar Entitat a ECI i DATA_MINING. Clicar Modificar Entitat</text:p>
        </text:list-item>
        <text:list-item>
          <text:p text:style-name="P2">Cerca<text:span text:style-name="T1">r</text:span> ECI. Se'ns mostrarà la mateixa entitat, ara amb nom ECI i label DATA_MINING.</text:p>
        </text:list-item>
        <text:list-item>
          <text:p text:style-name="P2">Seleccionar l'entitat i <text:span text:style-name="T1">clicar Esborrar Entitat. Acceptar la confirmació.</text:span></text:p>
        </text:list-item>
        <text:list-item>
          <text:p text:style-name="P3">Cercar ECI. No se'ns mostrarà cap entitat.</text:p>
        </text:list-item>
        <text:list-item>
          <text:p text:style-name="P3">Clicar el botó Afegir Entitat. Se'ns mostrarà la vista d'afegir entitats. </text:p>
        </text:list-item>
        <text:list-item>
          <text:p text:style-name="P3">Omplir el camp de nom <text:s/>amb “prova” i clicar Afegir Entitat. Se'ns mostrarà un error per no haver omplert tots els camps.</text:p>
        </text:list-item>
        <text:list-item>
          <text:p text:style-name="P3">Seleccionar el tipus d'entitat Autor. Seleccionar el tipus d'entitat Autor. Se'ns mostraran tots els autors.</text:p>
        </text:list-item>
        <text:list-item>
          <text:p text:style-name="P3">Cercar “prova”. Se'ns mostrarà l'entitat que acabem d'afegir i l'autor Gregory M. Provan. </text:p>
        </text:list-item>
        <text:list-item>
          <text:p text:style-name="P3">Seleccionar l'entitat “prova” i clicar Modificar Entitat. Se'ns mostrarà la vista de modificar entitat.</text:p>
        </text:list-item>
        <text:list-item>
          <text:p text:style-name="P3">Esborrar el camp Nou nom. Clicar Modificar Entitat. Se'ns mostrarà un error perquè el nom està buit. </text:p>
        </text:list-item>
        <text:list-item>
          <text:p text:style-name="P3">Clicar cancelar. Se'ns mostraran tots els autors.</text:p>
        </text:list-item>
      </text:list>
      <text:p text:style-name="P4"/>
      <text:p text:style-name="P4">Relacions: </text:p>
      <text:p text:style-name="P4"/>
      <text:list xml:id="list5115508187754630500" text:style-name="L2">
        <text:list-item>
          <text:p text:style-name="P5">Cercar <text:tab/><text:span text:style-name="T2">Paul B. Se'ns mostraran les relacions amb autors que coincideixen amb aquest nom. Seleccionar la primera relació i clicar Esborrar relació i confirmar. Se'ns mostraran totes les entitats.</text:span></text:p>
        </text:list-item>
        <text:list-item>
          <text:p text:style-name="P6">Cercar Paul B. Se'ns mostraran les mateixes relacions que abans però sense la que hem esborrat.</text:p>
        </text:list-item>
        <text:list-item>
          <text:p text:style-name="P6">Seleccionar les relacions P-C. Se'ns msotraran les relacions entre papers i conferències.</text:p>
        </text:list-item>
        <text:list-item>
          <text:p text:style-name="P6">Clicar afegir relació. Se'ns mostrarà la vista d'afegir relació. </text:p>
        </text:list-item>
        <text:list-item>
          <text:p text:style-name="P6">Clicar Seleccionar Entitat a la columna d'Entitat 1. Se'ns mostrarà una llista buida ja que no hem seleccionat cap tipus.</text:p>
        </text:list-item>
        <text:list-item>
          <text:p text:style-name="P6">Clicar Seleccionar Entitat a la columna d'Entitat 2(Paper). Escollir el paper LOGNets A Hybrid Graph Spatial Representation for Robot Navigation i acceptar. Se'ns mostraran els detalls d'aquest paper.</text:p>
        </text:list-item>
        <text:list-item>
          <text:p text:style-name="P6">Clicar Afegir relació. Se'ns mostrarà un error per no haver omplert tots els camps.</text:p>
        </text:list-item>
        <text:list-item>
          <text:p text:style-name="P6">Seleccionar tipus autor. Clicar Seleccionar Entitat. Se'ns mostra una llista amb tots els autors.</text:p>
        </text:list-item>
        <text:list-item>
          <text:p text:style-name="P6">Cercar Falou. Se'ns mostrarà l'autor Christos Faloutsos.</text:p>
        </text:list-item>
        <text:list-item>
          <text:p text:style-name="P6">Fer doble clic sobre l'entitat. Se'ns mostraran els detalls de l'entitat. Clicar Acceptar.</text:p>
        </text:list-item>
        <text:list-item>
          <text:p text:style-name="P6">Seleccionar-lo i clicar Acceptar. Se'ns mostren els detalls de les dues entitats.</text:p>
        </text:list-item>
        <text:list-item>
          <text:p text:style-name="P6">Clicar Afegir Relació. Se'ns mostraran totes les relacions P-C. Canviar a les relacions P-A.</text:p>
        </text:list-item>
        <text:list-item>
          <text:p text:style-name="P6"><text:soft-page-break/>Cercar “lognets”. Se'ns mostraran totes les relacions del paper <text:s/>“LOGNets A Hybrid Graph Spatial Representation for Robot Navigation” amb autors. Entre elles la relació amb l'autor Christos Faloutsos.</text:p>
        </text:list-item>
        <text:list-item>
          <text:p text:style-name="P6">Fer doble clic sobre la relació. Se'ns mostraran els detalls de les dues entitats.</text:p>
        </text:list-item>
        <text:list-item>
          <text:p text:style-name="P6">Clicar la creu de la finestra del programa. El programa retornarà al Menú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5:15:54.373191194</meta:creation-date>
    <dc:date>2016-06-01T15:56:09.456996668</dc:date>
    <meta:editing-duration>PT24M4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36" meta:word-count="508" meta:character-count="3234" meta:non-whitespace-character-count="2785"/>
  </office:meta>
</office:document-meta>
</file>